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ingException.ProcessingException( String message , Throwable t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gException.ProcessingException( String messag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gException.ProcessingException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gException.ProcessingException( String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gException.throwLocated( String message , Throwable thr , Location 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cessingException.throwLocated( String message , Throwable thr , List loca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rocessingException.Processing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